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Documentation" style:family="table">
      <style:table-properties style:width="6.925in" table:align="margins"/>
    </style:style>
    <style:style style:name="Documentation.A" style:family="table-column">
      <style:table-column-properties style:column-width="3.4625in" style:rel-column-width="32767*"/>
    </style:style>
    <style:style style:name="Documentation.B" style:family="table-column">
      <style:table-column-properties style:column-width="3.4625in" style:rel-column-width="32768*"/>
    </style:style>
    <style:style style:name="Documentation.A1" style:family="table-cell">
      <style:table-cell-properties fo:padding="0.0382in" fo:border-left="0.0007in solid #000000" fo:border-right="none" fo:border-top="0.0007in solid #000000" fo:border-bottom="0.0007in solid #000000"/>
    </style:style>
    <style:style style:name="Documentation.B1" style:family="table-cell">
      <style:table-cell-properties fo:padding="0.0382in" fo:border="0.0007in solid #000000"/>
    </style:style>
    <style:style style:name="Documentation.A2" style:family="table-cell">
      <style:table-cell-properties fo:padding="0.0382in" fo:border-left="0.0007in solid #000000" fo:border-right="none" fo:border-top="none" fo:border-bottom="0.0007in solid #000000"/>
    </style:style>
    <style:style style:name="Documentation.B2" style:family="table-cell">
      <style:table-cell-properties fo:padding="0.0382in" fo:border-left="0.0007in solid #000000" fo:border-right="0.0007in solid #000000" fo:border-top="none" fo:border-bottom="0.0007in solid #000000"/>
    </style:style>
    <style:style style:name="Design" style:family="table">
      <style:table-properties style:width="6.925in" table:align="margins"/>
    </style:style>
    <style:style style:name="Design.A" style:family="table-column">
      <style:table-column-properties style:column-width="3.4625in" style:rel-column-width="32767*"/>
    </style:style>
    <style:style style:name="Design.B" style:family="table-column">
      <style:table-column-properties style:column-width="3.4625in" style:rel-column-width="32768*"/>
    </style:style>
    <style:style style:name="Design.A1" style:family="table-cell">
      <style:table-cell-properties fo:padding="0.0382in" fo:border-left="0.0007in solid #000000" fo:border-right="none" fo:border-top="0.0007in solid #000000" fo:border-bottom="0.0007in solid #000000"/>
    </style:style>
    <style:style style:name="Design.B1" style:family="table-cell">
      <style:table-cell-properties fo:padding="0.0382in" fo:border="0.0007in solid #000000"/>
    </style:style>
    <style:style style:name="Design.A2" style:family="table-cell">
      <style:table-cell-properties fo:padding="0.0382in" fo:border-left="0.0007in solid #000000" fo:border-right="none" fo:border-top="none" fo:border-bottom="0.0007in solid #000000"/>
    </style:style>
    <style:style style:name="Design.B2" style:family="table-cell">
      <style:table-cell-properties fo:padding="0.0382in" fo:border-left="0.0007in solid #000000" fo:border-right="0.0007in solid #000000" fo:border-top="none" fo:border-bottom="0.0007in solid #000000"/>
    </style:style>
    <style:style style:name="Writing" style:family="table">
      <style:table-properties style:width="6.925in" table:align="margins"/>
    </style:style>
    <style:style style:name="Writing.A" style:family="table-column">
      <style:table-column-properties style:column-width="3.4625in" style:rel-column-width="32767*"/>
    </style:style>
    <style:style style:name="Writing.B" style:family="table-column">
      <style:table-column-properties style:column-width="3.4625in" style:rel-column-width="32768*"/>
    </style:style>
    <style:style style:name="Writing.A1" style:family="table-cell">
      <style:table-cell-properties fo:padding="0.0382in" fo:border-left="0.0007in solid #000000" fo:border-right="none" fo:border-top="0.0007in solid #000000" fo:border-bottom="0.0007in solid #000000"/>
    </style:style>
    <style:style style:name="Writing.B1" style:family="table-cell">
      <style:table-cell-properties fo:padding="0.0382in" fo:border="0.0007in solid #000000"/>
    </style:style>
    <style:style style:name="Writing.A2" style:family="table-cell">
      <style:table-cell-properties fo:padding="0.0382in" fo:border-left="0.0007in solid #000000" fo:border-right="none" fo:border-top="none" fo:border-bottom="0.0007in solid #000000"/>
    </style:style>
    <style:style style:name="Writing.B2" style:family="table-cell">
      <style:table-cell-properties fo:padding="0.0382in" fo:border-left="0.0007in solid #000000" fo:border-right="0.0007in solid #000000" fo:border-top="none" fo:border-bottom="0.0007in solid #000000"/>
    </style:style>
    <style:style style:name="Testing" style:family="table">
      <style:table-properties style:width="6.925in" table:align="margins"/>
    </style:style>
    <style:style style:name="Testing.A" style:family="table-column">
      <style:table-column-properties style:column-width="3.4625in" style:rel-column-width="32767*"/>
    </style:style>
    <style:style style:name="Testing.B" style:family="table-column">
      <style:table-column-properties style:column-width="3.4625in" style:rel-column-width="32768*"/>
    </style:style>
    <style:style style:name="Testing.A1" style:family="table-cell">
      <style:table-cell-properties fo:padding="0.0382in" fo:border-left="0.0007in solid #000000" fo:border-right="none" fo:border-top="0.0007in solid #000000" fo:border-bottom="0.0007in solid #000000"/>
    </style:style>
    <style:style style:name="Testing.B1" style:family="table-cell">
      <style:table-cell-properties fo:padding="0.0382in" fo:border="0.0007in solid #000000"/>
    </style:style>
    <style:style style:name="Testing.A2" style:family="table-cell">
      <style:table-cell-properties fo:padding="0.0382in" fo:border-left="0.0007in solid #000000" fo:border-right="none" fo:border-top="none" fo:border-bottom="0.0007in solid #000000"/>
    </style:style>
    <style:style style:name="Testing.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velopment Plan</text:p>
      <text:p text:style-name="P1">Team 4</text:p>
      <text:p text:style-name="P1">Steven Braeger</text:p>
      <text:p text:style-name="P1">Sarah Loewy</text:p>
      <text:p text:style-name="P1">Andrew Marsh</text:p>
      <text:p text:style-name="Standard"/>
      <text:p text:style-name="Standard"><text:tab/>To date, each member has focused on a given area of assigned tasks, from documentation of the Virtual World and User's Guide (A. Marsh), design and documentation of the Simulation Architecture (S. Loewy) or design and implementation of Message Passing and Statistical Inferences for the Simulation (S. Braeger). <text:s/>Despite having designations based on desired efforts, each member has worked outside of their specialty to better understand all aspects of the Simulator, varying on documentation, design, writing, and testing. <text:s/>Below are some relevant captures of team efforts: </text:p>
      <text:p text:style-name="Standard"/>
      <text:p text:style-name="P2">Documentation Efforts Summary</text:p>
      <table:table table:name="Documentation" table:style-name="Documentation">
        <table:table-column table:style-name="Documentation.A"/>
        <table:table-column table:style-name="Documentation.B"/>
        <table:table-row>
          <table:table-cell table:style-name="Documentation.A1" office:value-type="string">
            <text:p text:style-name="Table_20_Heading">Team Member</text:p>
          </table:table-cell>
          <table:table-cell table:style-name="Documentation.B1" office:value-type="string">
            <text:p text:style-name="Table_20_Heading">Section</text:p>
          </table:table-cell>
        </table:table-row>
        <table:table-row>
          <table:table-cell table:style-name="Documentation.A2" office:value-type="string">
            <text:p text:style-name="Table_20_Contents">Steven Braeger</text:p>
          </table:table-cell>
          <table:table-cell table:style-name="Documentation.B2" office:value-type="string">
            <text:p text:style-name="Table_20_Contents">SDS Sec 3, 5</text:p>
            <text:p text:style-name="Table_20_Contents">Presentation: Motivation, Project Summary</text:p>
          </table:table-cell>
        </table:table-row>
        <table:table-row>
          <table:table-cell table:style-name="Documentation.A2" office:value-type="string">
            <text:p text:style-name="Table_20_Contents">Sarah Loewy</text:p>
          </table:table-cell>
          <table:table-cell table:style-name="Documentation.B2" office:value-type="string">
            <text:p text:style-name="Table_20_Contents">SDS Sec 4</text:p>
            <text:p text:style-name="Table_20_Contents">Presentation: Description of Simulator</text:p>
          </table:table-cell>
        </table:table-row>
        <table:table-row>
          <table:table-cell table:style-name="Documentation.A2" office:value-type="string">
            <text:p text:style-name="Table_20_Contents">Andrew Marsh</text:p>
          </table:table-cell>
          <table:table-cell table:style-name="Documentation.B2" office:value-type="string">
            <text:p text:style-name="Table_20_Contents">UserGuide (All)</text:p>
            <text:p text:style-name="Table_20_Contents">SDS Virtual World Sec. 1-2</text:p>
            <text:p text:style-name="Table_20_Contents">Presentation: Virtual World</text:p>
          </table:table-cell>
        </table:table-row>
      </table:table>
      <text:p text:style-name="Standard"/>
      <text:p text:style-name="P2">Class Design Efforts Summary</text:p>
      <table:table table:name="Design" table:style-name="Design">
        <table:table-column table:style-name="Design.A"/>
        <table:table-column table:style-name="Design.B"/>
        <table:table-row>
          <table:table-cell table:style-name="Design.A1" office:value-type="string">
            <text:p text:style-name="Table_20_Heading">Team Member</text:p>
          </table:table-cell>
          <table:table-cell table:style-name="Design.B1" office:value-type="string">
            <text:p text:style-name="Table_20_Heading">Concepts</text:p>
          </table:table-cell>
        </table:table-row>
        <table:table-row>
          <table:table-cell table:style-name="Design.A2" office:value-type="string">
            <text:p text:style-name="Table_20_Contents">Steven Braeger</text:p>
          </table:table-cell>
          <table:table-cell table:style-name="Design.B2" office:value-type="string">
            <text:p text:style-name="Table_20_Contents">Emphasized reuse of SimMgmt</text:p>
            <text:p text:style-name="Table_20_Contents">Message passing</text:p>
            <text:p text:style-name="Table_20_Contents">AI Players</text:p>
            <text:p text:style-name="Table_20_Contents">Bargain limitations</text:p>
          </table:table-cell>
        </table:table-row>
        <table:table-row>
          <table:table-cell table:style-name="Design.A2" office:value-type="string">
            <text:p text:style-name="Table_20_Contents">Sarah Loewy</text:p>
          </table:table-cell>
          <table:table-cell table:style-name="Design.B2" office:value-type="string">
            <text:p text:style-name="Table_20_Contents">Base class architecture, based on Virtual World</text:p>
            <text:p text:style-name="Table_20_Contents">Player Interactions</text:p>
          </table:table-cell>
        </table:table-row>
        <table:table-row>
          <table:table-cell table:style-name="Design.A2" office:value-type="string">
            <text:p text:style-name="Table_20_Contents">Andrew Marsh</text:p>
          </table:table-cell>
          <table:table-cell table:style-name="Design.B2" office:value-type="string">
            <text:p text:style-name="Table_20_Contents">Customize Player on attributes concept</text:p>
          </table:table-cell>
        </table:table-row>
      </table:table>
      <text:p text:style-name="Standard"/>
      <text:p text:style-name="Standard"/>
      <text:p text:style-name="P2">Class Writing Efforts Summary</text:p>
      <table:table table:name="Writing" table:style-name="Writing">
        <table:table-column table:style-name="Writing.A"/>
        <table:table-column table:style-name="Writing.B"/>
        <table:table-row>
          <table:table-cell table:style-name="Writing.A1" office:value-type="string">
            <text:p text:style-name="Table_20_Heading">Team Member</text:p>
          </table:table-cell>
          <table:table-cell table:style-name="Writing.B1" office:value-type="string">
            <text:p text:style-name="Table_20_Heading">Implemented</text:p>
          </table:table-cell>
        </table:table-row>
        <table:table-row>
          <table:table-cell table:style-name="Writing.A2" office:value-type="string">
            <text:p text:style-name="Table_20_Contents">Steven Braeger</text:p>
          </table:table-cell>
          <table:table-cell table:style-name="Writing.B2" office:value-type="string">
            <text:p text:style-name="Table_20_Contents">Implemented Player</text:p>
            <text:p text:style-name="Table_20_Contents">Specialized using pure virtual functions for AIs</text:p>
          </table:table-cell>
        </table:table-row>
        <table:table-row>
          <table:table-cell table:style-name="Writing.A2" office:value-type="string">
            <text:p text:style-name="Table_20_Contents">Sarah Loewy</text:p>
          </table:table-cell>
          <table:table-cell table:style-name="Writing.B2" office:value-type="string">
            <text:p text:style-name="Table_20_Contents">Base code for all classes but AI and PlayersMsg</text:p>
            <text:p text:style-name="Table_20_Contents">Implemented Board</text:p>
          </table:table-cell>
        </table:table-row>
        <table:table-row>
          <table:table-cell table:style-name="Writing.A2" office:value-type="string">
            <text:p text:style-name="Table_20_Contents">Andrew Marsh</text:p>
          </table:table-cell>
          <table:table-cell table:style-name="Writing.B2" office:value-type="string">
            <text:p text:style-name="Table_20_Contents"/>
          </table:table-cell>
        </table:table-row>
      </table:table>
      <text:p text:style-name="Standard"/>
      <text:p text:style-name="Standard"/>
      <text:p text:style-name="P2">Class Testing Efforts Summary</text:p>
      <table:table table:name="Testing" table:style-name="Testing">
        <table:table-column table:style-name="Testing.A"/>
        <table:table-column table:style-name="Testing.B"/>
        <text:soft-page-break/>
        <table:table-row>
          <table:table-cell table:style-name="Testing.A1" office:value-type="string">
            <text:p text:style-name="Table_20_Heading">Team Member</text:p>
          </table:table-cell>
          <table:table-cell table:style-name="Testing.B1" office:value-type="string">
            <text:p text:style-name="Table_20_Heading">Efforts</text:p>
          </table:table-cell>
        </table:table-row>
        <table:table-row>
          <table:table-cell table:style-name="Testing.A2" office:value-type="string">
            <text:p text:style-name="Table_20_Contents">Steven Braeger</text:p>
          </table:table-cell>
          <table:table-cell table:style-name="Testing.B2" office:value-type="string">
            <text:p text:style-name="Table_20_Contents">Player message passing</text:p>
            <text:p text:style-name="Table_20_Contents">Board debugging</text:p>
          </table:table-cell>
        </table:table-row>
        <table:table-row>
          <table:table-cell table:style-name="Testing.A2" office:value-type="string">
            <text:p text:style-name="Table_20_Contents">Sarah Loewy</text:p>
          </table:table-cell>
          <table:table-cell table:style-name="Testing.B2" office:value-type="string">
            <text:p text:style-name="Table_20_Contents">Test Player interactions</text:p>
            <text:p text:style-name="Table_20_Contents">Aid in Board debug</text:p>
          </table:table-cell>
        </table:table-row>
        <table:table-row>
          <table:table-cell table:style-name="Testing.A2" office:value-type="string">
            <text:p text:style-name="Table_20_Contents">Andrew Marsh</text:p>
          </table:table-cell>
          <table:table-cell table:style-name="Testing.B2" office:value-type="string">
            <text:p text:style-name="Table_20_Contents">Test case fil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0626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0000" style:text-outline="false" style:text-line-through-style="none" style:font-name="DejaVu Sans" fo:font-size="18pt" fo:font-style="normal" fo:text-shadow="none" style:text-underline-style="none" fo:font-weight="bold" style:font-name-asian="DejaVu Sans" style:font-size-asian="18pt" style:font-style-asian="normal" style:font-weight-asian="bold" style:font-name-complex="DejaVu Sans" style:font-size-complex="18pt" style:font-style-complex="normal" style:font-weight-complex="bold" style:text-emphasize="none"/>
    </style:style>
    <style:style style:name="Default_7e_LT_7e_Gliederung_20_2" style:display-name="Default~LT~Gliederung 2" style:family="paragraph" style:parent-style-name="Default_7e_LT_7e_Gliederung_20_1">
      <style:paragraph-properties fo:margin-left="0.8126in" fo:margin-right="0in" fo:margin-top="0.055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color="#3333ff" fo:font-size="16pt" fo:font-style="italic" style:font-size-asian="16pt" style:font-style-asian="italic" style:font-size-complex="16pt" style:font-style-complex="italic"/>
    </style:style>
    <style:style style:name="Default_7e_LT_7e_Gliederung_20_3" style:display-name="Default~LT~Gliederung 3" style:family="paragraph" style:parent-style-name="Default_7e_LT_7e_Gliederung_20_2">
      <style:paragraph-properties fo:margin-left="1.25in" fo:margin-right="0in" fo:margin-top="0.0484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Default_7e_LT_7e_Gliederung_20_4" style:display-name="Default~LT~Gliederung 4" style:family="paragraph" style:parent-style-name="Default_7e_LT_7e_Gliederung_20_3">
      <style:paragraph-properties fo:margin-left="1.75in" fo:margin-right="0in" fo:margin-top="0.0555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16pt" style:text-underline-style="none" fo:font-weight="normal" style:font-size-asian="16pt" style:font-weight-asian="normal" style:font-size-complex="16pt" style:font-weight-complex="normal"/>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28pt" fo:font-style="normal" fo:text-shadow="none" style:text-underline-style="none" fo:font-weight="bold" style:font-name-asian="DejaVu Sans" style:font-size-asian="28pt" style:font-style-asian="normal" style:font-weight-asian="bold" style:font-name-complex="DejaVu Sans" style:font-size-complex="28pt" style:font-style-complex="normal" style:font-weight-complex="bold" style:text-emphasize="none"/>
    </style:style>
    <style:style style:name="Default_7e_LT_7e_Untertitel" style:display-name="Default~LT~Untertitel" style:family="paragraph">
      <style:paragraph-properties fo:margin-left="0in" fo:margin-right="0in" fo:margin-top="0.0626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font-name="DejaVu Sans" fo:font-size="18pt" fo:font-style="normal" fo:text-shadow="none" style:text-underline-style="none" fo:font-weight="bold" style:font-name-asian="DejaVu Sans" style:font-size-asian="18pt" style:font-style-asian="normal" style:font-weight-asian="bold" style:font-name-complex="DejaVu Sans" style:font-size-complex="18pt" style:font-style-complex="normal" style:font-weight-complex="bold"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28pt" fo:font-style="normal" fo:text-shadow="none" style:text-underline-style="none" fo:font-weight="bold" style:font-name-asian="DejaVu Sans" style:font-size-asian="28pt" style:font-style-asian="normal" style:font-weight-asian="bold" style:font-name-complex="DejaVu Sans" style:font-size-complex="28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3752in" fo:margin-right="0in" fo:margin-top="0.0626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0000" style:text-outline="false" style:text-line-through-style="none" style:font-name="DejaVu Sans" fo:font-size="18pt" fo:font-style="normal" fo:text-shadow="none" style:text-underline-style="none" fo:font-weight="bold" style:font-name-asian="DejaVu Sans" style:font-size-asian="18pt" style:font-style-asian="normal" style:font-weight-asian="bold" style:font-name-complex="DejaVu Sans" style:font-size-complex="18pt" style:font-style-complex="normal" style:font-weight-complex="bold" style:text-emphasize="none"/>
    </style:style>
    <style:style style:name="Outline_20_2" style:display-name="Outline 2" style:family="paragraph" style:parent-style-name="Outline_20_1">
      <style:paragraph-properties fo:margin-left="0.8126in" fo:margin-right="0in" fo:margin-top="0.055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color="#3333ff" fo:font-size="16pt" fo:font-style="italic" style:font-size-asian="16pt" style:font-style-asian="italic" style:font-size-complex="16pt" style:font-style-complex="italic"/>
    </style:style>
    <style:style style:name="Outline_20_3" style:display-name="Outline 3" style:family="paragraph" style:parent-style-name="Outline_20_2">
      <style:paragraph-properties fo:margin-left="1.25in" fo:margin-right="0in" fo:margin-top="0.0484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Outline_20_4" style:display-name="Outline 4" style:family="paragraph" style:parent-style-name="Outline_20_3">
      <style:paragraph-properties fo:margin-left="1.75in" fo:margin-right="0in" fo:margin-top="0.0555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16pt" style:text-underline-style="none" fo:font-weight="normal" style:font-size-asian="16pt" style:font-weight-asian="normal" style:font-size-complex="16pt" style:font-weight-complex="normal"/>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even Braeger</meta:initial-creator>
    <meta:creation-date>2009-05-04T04:01:05</meta:creation-date>
    <dc:creator>Steven Braeger</dc:creator>
    <dc:date>2009-05-04T11:54:51</dc:date>
    <meta:editing-cycles>46</meta:editing-cycles>
    <meta:editing-duration>PT25M23S</meta:editing-duration>
    <meta:user-defined meta:name="Info 1"/>
    <meta:user-defined meta:name="Info 2"/>
    <meta:user-defined meta:name="Info 3"/>
    <meta:user-defined meta:name="Info 4"/>
    <meta:document-statistic meta:table-count="4" meta:image-count="0" meta:object-count="0" meta:page-count="2" meta:paragraph-count="53" meta:word-count="233" meta:character-count="1550"/>
  </office:meta>
</office:document-meta>
</file>